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start="Arrow" draw:marker-start-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ffff99" draw:opacity="70%" draw:textarea-horizontal-align="justify" draw:textarea-vertical-align="middle" draw:auto-grow-height="false" draw:shadow-opacity="70%"/>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standard">
      <style:graphic-properties draw:fill-color="#ffcc99" draw:textarea-horizontal-align="justify" draw:textarea-vertical-align="middle" draw:auto-grow-height="false"/>
    </style:style>
    <style:style style:name="gr9" style:family="graphic" style:parent-style-name="standard">
      <style:graphic-properties draw:marker-start="Arrow" draw:marker-start-width="0.3cm" draw:marker-end="Arrow" draw:marker-end-width="0.3cm" draw:textarea-horizontal-align="left" draw:textarea-vertical-align="middle" fo:padding-top="0cm" fo:padding-bottom="0cm" fo:padding-left="0cm" fo:padding-right="0cm"/>
    </style:style>
    <style:style style:name="gr10" style:family="graphic" style:parent-style-name="standard">
      <style:graphic-properties draw:stroke="none" svg:stroke-color="#000000" draw:fill="solid" draw:fill-color="#ffffff" draw:opacity="50%" draw:textarea-horizontal-align="left" draw:auto-grow-height="true" draw:auto-grow-width="true" fo:min-height="0.269cm" fo:min-width="0cm" draw:shadow-opacity="50%"/>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2.2cm" svg:y="2.2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 draw:text-style-name="P1" draw:layer="layout" svg:width="1.734cm" svg:height="0.81cm" svg:x="5.991cm" svg:y="2.86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1" draw:layer="layout" svg:width="1.5cm" svg:height="1cm" svg:x="6.491cm" svg:y="2.36cm">
            <text:p text:style-name="P1">PC</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g>
        <draw:line draw:style-name="gr3" draw:text-style-name="P2" draw:layer="layout" svg:x1="4cm" svg:y1="2.8cm" svg:x2="5.5cm" svg:y2="2.8cm">
          <text:p text:style-name="P1"><text:span text:style-name="T1">Write text</text:span></text:p>
          <text:p text:style-name="P1"><text:span text:style-name="T1"/></text:p>
          <text:p text:style-name="P1"><text:span text:style-name="T1"/></text:p>
        </draw:line>
        <draw:line draw:style-name="gr4" draw:text-style-name="P2" draw:layer="layout" svg:x1="4cm" svg:y1="3.3cm" svg:x2="5.5cm" svg:y2="3.3cm">
          <text:p text:style-name="P1"><text:span text:style-name="T1"/></text:p>
          <text:p text:style-name="P1"><text:span text:style-name="T1"/></text:p>
          <text:p text:style-name="P1"><text:span text:style-name="T1">Read HTML</text:span></text:p>
        </draw:line>
        <draw:custom-shape draw:style-name="gr1" draw:text-style-name="P1" draw:layer="controls" svg:width="1.5cm" svg:height="1.5cm" svg:x="2.201cm" svg:y="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 draw:text-style-name="P1" draw:layer="controls" svg:width="1.734cm" svg:height="0.81cm" svg:x="5.992cm" svg:y="5.84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1" draw:layer="controls" svg:width="1.5cm" svg:height="1cm" svg:x="6.492cm" svg:y="5.345cm">
            <text:p text:style-name="P1">PC</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g>
        <draw:custom-shape draw:style-name="gr5" draw:text-style-name="P2" draw:layer="controls" svg:width="2.5cm" svg:height="2cm" svg:x="10.5cm" svg:y="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2" draw:layer="controls" svg:x1="8.5cm" svg:y1="5.5cm" svg:x2="10.5cm" svg:y2="5.5cm">
          <text:p text:style-name="P1"><text:span text:style-name="T1"/></text:p>
          <text:p text:style-name="P1"><text:span text:style-name="T1"/></text:p>
          <text:p text:style-name="P1"><text:span text:style-name="T1">Publish to</text:span></text:p>
          <text:p text:style-name="P1"><text:span text:style-name="T1">internet</text:span></text:p>
        </draw:line>
        <draw:custom-shape draw:style-name="gr6" draw:text-style-name="P2" draw:layer="controls" svg:width="1.5cm" svg:height="1cm" svg:x="6.807cm" svg:y="5.053cm">
          <text:p text:style-name="P1"><text:span text:style-name="T1">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controls" svg:width="1.5cm" svg:height="1.5cm" svg:x="2.202cm" svg:y="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 draw:text-style-name="P1" draw:layer="controls" svg:width="1.734cm" svg:height="0.81cm" svg:x="5.993cm" svg:y="8.79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1" draw:layer="controls" svg:width="1.5cm" svg:height="1cm" svg:x="6.493cm" svg:y="8.295cm">
            <text:p text:style-name="P1">PC</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g>
        <draw:custom-shape draw:style-name="gr5" draw:text-style-name="P2" draw:layer="controls" svg:width="2.5cm" svg:height="2cm" svg:x="14.201cm" svg:y="7.9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2" draw:layer="controls" svg:x1="12.201cm" svg:y1="8.65cm" svg:x2="14.201cm" svg:y2="8.65cm">
          <text:p text:style-name="P1"><text:span text:style-name="T1"/></text:p>
          <text:p text:style-name="P1"><text:span text:style-name="T1"/></text:p>
          <text:p text:style-name="P1"><text:span text:style-name="T1">Publish to</text:span></text:p>
          <text:p text:style-name="P1"><text:span text:style-name="T1">internet</text:span></text:p>
        </draw:line>
        <draw:custom-shape draw:style-name="gr2" draw:text-style-name="P3" draw:layer="controls" svg:width="1.5cm" svg:height="2cm" svg:x="10.5cm" svg:y="7.95cm">
          <text:p text:style-name="P1"><text:span text:style-name="T2">Web</text:span></text:p>
          <text:p text:style-name="P1"><text:span text:style-name="T2">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controls" svg:x1="8.2cm" svg:y1="8.65cm" svg:x2="10.2cm" svg:y2="8.65cm">
          <text:p text:style-name="P1"><text:span text:style-name="T1"/></text:p>
          <text:p text:style-name="P1"><text:span text:style-name="T1"/></text:p>
          <text:p text:style-name="P1"><text:span text:style-name="T1">Push to server</text:span></text:p>
          <text:p text:style-name="P1"><text:span text:style-name="T1">by rsync, etc</text:span></text:p>
        </draw:line>
        <draw:custom-shape draw:style-name="gr1" draw:text-style-name="P1" draw:layer="controls" svg:width="1.5cm" svg:height="1.5cm" svg:x="2.203cm" svg:y="1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 draw:text-style-name="P1" draw:layer="controls" svg:width="1.734cm" svg:height="0.81cm" svg:x="5.994cm" svg:y="12.49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1" draw:layer="controls" svg:width="1.5cm" svg:height="1cm" svg:x="6.494cm" svg:y="11.995cm">
            <text:p text:style-name="P1">PC</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g>
        <draw:custom-shape draw:style-name="gr5" draw:text-style-name="P2" draw:layer="controls" svg:width="2.5cm" svg:height="2cm" svg:x="14.202cm" svg:y="11.6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2" draw:layer="controls" svg:x1="12.202cm" svg:y1="12.35cm" svg:x2="14.202cm" svg:y2="12.35cm">
          <text:p text:style-name="P1"><text:span text:style-name="T1"/></text:p>
          <text:p text:style-name="P1"><text:span text:style-name="T1"/></text:p>
          <text:p text:style-name="P1"><text:span text:style-name="T1">Publish to</text:span></text:p>
          <text:p text:style-name="P1"><text:span text:style-name="T1">internet</text:span></text:p>
        </draw:line>
        <draw:custom-shape draw:style-name="gr2" draw:text-style-name="P3" draw:layer="controls" svg:width="1.5cm" svg:height="2cm" svg:x="10.501cm" svg:y="11.65cm">
          <text:p text:style-name="P1"><text:span text:style-name="T2">Web</text:span></text:p>
          <text:p text:style-name="P1"><text:span text:style-name="T2">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controls" svg:x1="8.201cm" svg:y1="12.35cm" svg:x2="10.201cm" svg:y2="12.35cm">
          <text:p text:style-name="P1"><text:span text:style-name="T1"/></text:p>
          <text:p text:style-name="P1"><text:span text:style-name="T1"/></text:p>
          <text:p text:style-name="P1"><text:span text:style-name="T1">Push to server</text:span></text:p>
          <text:p text:style-name="P1"><text:span text:style-name="T1">by rsync, etc</text:span></text:p>
        </draw:line>
        <draw:custom-shape draw:style-name="gr7" draw:text-style-name="P1" draw:layer="controls" svg:width="1.5cm" svg:height="1.5cm" svg:x="2.204cm" svg:y="1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7" draw:text-style-name="P1" draw:layer="controls" svg:width="1.734cm" svg:height="0.81cm" svg:x="5.995cm" svg:y="16.19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8" draw:text-style-name="P1" draw:layer="controls" svg:width="1.5cm" svg:height="1cm" svg:x="6.495cm" svg:y="15.695cm">
            <text:p text:style-name="P1">PC</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g>
        <draw:line draw:style-name="gr3" draw:text-style-name="P2" draw:layer="controls" svg:x1="4.204cm" svg:y1="16.5cm" svg:x2="5.704cm" svg:y2="16.5cm">
          <text:p text:style-name="P1"><text:span text:style-name="T1"/></text:p>
          <text:p text:style-name="P1"><text:span text:style-name="T1"/></text:p>
          <text:p text:style-name="P1"><text:span text:style-name="T1">Write text</text:span></text:p>
        </draw:line>
        <draw:line draw:style-name="gr4" draw:text-style-name="P2" draw:layer="controls" svg:x1="4.204cm" svg:y1="15.8cm" svg:x2="5.704cm" svg:y2="15.8cm">
          <text:p text:style-name="P1"><text:span text:style-name="T1">Read HTML</text:span></text:p>
          <text:p text:style-name="P1"><text:span text:style-name="T1"/></text:p>
          <text:p text:style-name="P1"><text:span text:style-name="T1"/></text:p>
        </draw:line>
        <draw:line draw:style-name="gr9" draw:text-style-name="P2" draw:layer="controls" svg:x1="7cm" svg:y1="13.4cm" svg:x2="7cm" svg:y2="15.4cm">
          <text:p/>
        </draw:line>
        <draw:frame draw:style-name="gr10" draw:text-style-name="P2" draw:layer="controls" svg:width="3.575cm" svg:height="1.005cm" svg:x="5.3cm" svg:y="13.9cm">
          <draw:text-box>
            <text:p text:style-name="P1"><text:span text:style-name="T1">push/pull juli-repo</text:span></text:p>
            <text:p text:style-name="P1"><text:span text:style-name="T1">by git</text:span></text:p>
          </draw:text-box>
        </draw:frame>
        <draw:line draw:style-name="gr3" draw:text-style-name="P2" draw:layer="layout" svg:x1="4cm" svg:y1="5.7cm" svg:x2="5.5cm" svg:y2="5.7cm">
          <text:p text:style-name="P1"><text:span text:style-name="T1">Write text</text:span></text:p>
          <text:p text:style-name="P1"><text:span text:style-name="T1"/></text:p>
          <text:p text:style-name="P1"><text:span text:style-name="T1"/></text:p>
        </draw:line>
        <draw:line draw:style-name="gr4" draw:text-style-name="P2" draw:layer="layout" svg:x1="4cm" svg:y1="6.2cm" svg:x2="5.5cm" svg:y2="6.2cm">
          <text:p text:style-name="P1"><text:span text:style-name="T1"/></text:p>
          <text:p text:style-name="P1"><text:span text:style-name="T1"/></text:p>
          <text:p text:style-name="P1"><text:span text:style-name="T1">Read HTML</text:span></text:p>
        </draw:line>
        <draw:line draw:style-name="gr3" draw:text-style-name="P2" draw:layer="layout" svg:x1="4cm" svg:y1="8.7cm" svg:x2="5.5cm" svg:y2="8.7cm">
          <text:p text:style-name="P1"><text:span text:style-name="T1">Write text</text:span></text:p>
          <text:p text:style-name="P1"><text:span text:style-name="T1"/></text:p>
          <text:p text:style-name="P1"><text:span text:style-name="T1"/></text:p>
        </draw:line>
        <draw:line draw:style-name="gr4" draw:text-style-name="P2" draw:layer="layout" svg:x1="4cm" svg:y1="9.2cm" svg:x2="5.5cm" svg:y2="9.2cm">
          <text:p text:style-name="P1"><text:span text:style-name="T1"/></text:p>
          <text:p text:style-name="P1"><text:span text:style-name="T1"/></text:p>
          <text:p text:style-name="P1"><text:span text:style-name="T1">Read HTML</text:span></text:p>
        </draw:line>
        <draw:line draw:style-name="gr3" draw:text-style-name="P2" draw:layer="layout" svg:x1="4cm" svg:y1="12.4cm" svg:x2="5.5cm" svg:y2="12.4cm">
          <text:p text:style-name="P1"><text:span text:style-name="T1">Write text</text:span></text:p>
          <text:p text:style-name="P1"><text:span text:style-name="T1"/></text:p>
          <text:p text:style-name="P1"><text:span text:style-name="T1"/></text:p>
        </draw:line>
        <draw:line draw:style-name="gr4" draw:text-style-name="P2" draw:layer="layout" svg:x1="4cm" svg:y1="12.9cm" svg:x2="5.5cm" svg:y2="12.9cm">
          <text:p text:style-name="P1"><text:span text:style-name="T1"/></text:p>
          <text:p text:style-name="P1"><text:span text:style-name="T1"/></text:p>
          <text:p text:style-name="P1"><text:span text:style-name="T1">Read HTML</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akao P明朝'"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measure-vertical-align="center" draw:parallel="tru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Takao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17T21:17:52</meta:creation-date>
    <dc:date>2011-01-18T11:31:03</dc:date>
    <meta:editing-duration>PT12H22M44S</meta:editing-duration>
    <meta:editing-cycles>4</meta:editing-cycles>
    <meta:generator>OpenOffice.org/3.2$Linux OpenOffice.org_project/320m12$Build-9483</meta:generator>
    <meta:document-statistic meta:object-count="43"/>
  </office:meta>
</office:document-meta>
</file>